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90000012A7E05FD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20.2cm" svg:x="0.6cm" svg:y="0.4cm">
          <draw:image xlink:href="Pictures/10000000000001990000012A7E05FD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2T18:46:53</meta:creation-date>
    <dc:date>2013-02-02T18:48:01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